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none" draw:fill="none" draw:fill-color="#333399" draw:textarea-horizontal-align="justify" draw:textarea-vertical-align="middle" draw:auto-grow-height="true" fo:min-height="0.847cm" fo:min-width="1.649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none" draw:fill="none" draw:fill-color="#333399" draw:textarea-horizontal-align="justify" draw:textarea-vertical-align="middle" draw:auto-grow-height="true" fo:min-height="1.693cm" fo:min-width="3.702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draw:stroke="solid" svg:stroke-width="0.071cm" svg:stroke-color="#000000" draw:stroke-linejoin="miter" draw:fill="none" draw:fill-color="#ffffff" draw:textarea-horizontal-align="center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none" draw:fill="none" draw:fill-color="#333399" draw:textarea-horizontal-align="justify" draw:textarea-vertical-align="middle" draw:auto-grow-height="true" fo:min-height="0.847cm" fo:min-width="1.717cm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333399" draw:textarea-horizontal-align="justify" draw:textarea-vertical-align="middle" draw:auto-grow-height="true" fo:min-height="1.693cm" fo:min-width="3.833cm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071cm" svg:stroke-color="#000000" draw:stroke-linejoin="miter" draw:fill="solid" draw:fill-color="#969696" draw:textarea-horizontal-align="center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none" draw:fill="none" draw:fill-color="#333399" draw:textarea-horizontal-align="justify" draw:textarea-vertical-align="middle" draw:auto-grow-height="true" fo:min-height="1.693cm" fo:min-width="2.275cm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none" draw:fill="none" draw:fill-color="#333399" draw:textarea-horizontal-align="justify" draw:textarea-vertical-align="middle" draw:auto-grow-height="true" fo:min-height="1.693cm" fo:min-width="1.907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  <style:text-properties fo:font-size="16pt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6pt" style:font-size-asian="20pt" style:font-size-complex="20pt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T1" style:family="text">
      <style:text-properties fo:font-family="'Gill Sans'" style:font-family-generic="swiss" style:font-pitch="variable" fo:language="en" fo:country="US" style:font-size-asian="20pt" style:font-size-complex="20pt"/>
    </style:style>
    <style:style style:name="T2" style:family="text">
      <style:text-properties fo:font-family="'Gill Sans'" style:font-family-generic="swiss" style:font-pitch="variable" fo:language="en" fo:country="US" fo:font-style="italic" style:font-style-asian="italic" style:font-style-complex="italic"/>
    </style:style>
    <style:style style:name="T3" style:family="text">
      <style:text-properties fo:font-family="'Gill Sans'" style:font-family-generic="swiss" style:font-pitch="variable"/>
    </style:style>
    <style:style style:name="T4" style:family="text">
      <style:text-properties fo:font-family="'Gill San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5.027cm" svg:height="2.752cm" svg:x="4.868cm" svg:y="3.393cm">
          <text:p text:style-name="P1"><text:span text:style-name="T1">8-char String</text:span></text:p>
          <text:p text:style-name="P1"><text:span text:style-name="T2">80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2.149cm" svg:height="1.107cm" svg:x="7.123cm" svg:y="6.725cm">
          <text:p text:style-name="P1"><text:span text:style-name="T3">Str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4.202cm" svg:height="1.953cm" svg:x="7.715cm" svg:y="8.724cm">
          <text:p text:style-name="P1"><text:span text:style-name="T4">JVM overhead</text:span></text:p>
          <text:p text:style-name="P1"><text:span text:style-name="T4">20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draw:layer="layout" svg:width="5.927cm" svg:height="1.058cm" svg:x="15.028cm" svg:y="12.435cm">
          <text:p text:style-name="P1"><text:span text:style-name="T3">char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3" draw:layer="layout" svg:width="2.217cm" svg:height="1.107cm" svg:x="7.96cm" svg:y="11.333cm">
          <text:p text:style-name="P1"><text:span text:style-name="T3">char[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3" draw:layer="layout" svg:width="4.333cm" svg:height="1.953cm" svg:x="13.813cm" svg:y="8.724cm">
          <text:p text:style-name="P1"><text:span text:style-name="T4">bookkeeping</text:span></text:p>
          <text:p text:style-name="P1"><text:span text:style-name="T4">fields 12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4" draw:id="id2" draw:layer="layout" svg:width="7.408cm" svg:height="1.058cm" svg:x="7.62cm" svg:y="12.43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4.202cm" svg:height="1.953cm" svg:x="9.223cm" svg:y="13.32cm">
          <text:p text:style-name="P1"><text:span text:style-name="T4">JVM overhead</text:span></text:p>
          <text:p text:style-name="P1"><text:span text:style-name="T4">24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3" draw:layer="layout" svg:width="2.775cm" svg:height="1.953cm" svg:x="16.604cm" svg:y="13.32cm">
          <text:p text:style-name="P1"><text:span text:style-name="T4">data</text:span></text:p>
          <text:p text:style-name="P1"><text:span text:style-name="T4">16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4" draw:id="id1" draw:layer="layout" svg:width="2.857cm" svg:height="1.059cm" svg:x="17.886cm" svg:y="7.82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3" draw:layer="layout" svg:width="2.407cm" svg:height="1.953cm" svg:x="18.111cm" svg:y="8.724cm">
          <text:p text:style-name="P1"><text:span text:style-name="T4">pointer</text:span></text:p>
          <text:p text:style-name="P1"><text:span text:style-name="T4">8 by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0" draw:text-style-name="P5" draw:layer="layout" draw:type="line" svg:x1="19.313cm" svg:y1="8.888cm" svg:x2="11.323cm" svg:y2="12.435cm" draw:start-shape="id1" draw:start-glue-point="6" draw:end-shape="id2" draw:end-glue-point="4" svg:d="m19313 8888-7990 3547">
          <text:p/>
        </draw:connector>
        <draw:custom-shape draw:style-name="gr7" draw:text-style-name="P4" draw:layer="layout" svg:width="3.81cm" svg:height="1.059cm" svg:x="14.138cm" svg:y="7.82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4" draw:layer="layout" svg:width="8.626cm" svg:height="1.058cm" svg:x="5.503cm" svg:y="7.82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draw:page-thumbnail draw:style-name="gr1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IBM_USER</meta:initial-creator>
    <meta:creation-date>2009-08-13T14:29:08</meta:creation-date>
    <dc:date>2009-09-30T14:02:08</dc:date>
    <meta:editing-cycles>9</meta:editing-cycles>
    <meta:editing-duration>PT00H16M09S</meta:editing-duration>
    <meta:generator>OpenOffice.org/3.1$Unix OpenOffice.org_project/310m11$Build-9399</meta:generator>
    <meta:document-statistic meta:object-count="33"/>
  </office:meta>
</office:document-meta>
</file>